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 input shedding for P1. Randomly shed 30% evnets when latency is above thresh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vent</text:p>
          </table:table-cell>
          <table:table-cell office:value-type="string" calcext:value-type="string">
            <text:p>#fullmatches</text:p>
          </table:table-cell>
          <table:table-cell office:value-type="string" calcext:value-type="string">
            <text:p>#highlatency(&gt;800us)</text:p>
          </table:table-cell>
        </table:table-row>
        <table:table-row table:style-name="ro1">
          <table:table-cell office:value-type="float" office:value="1595415" calcext:value-type="float">
            <text:p>1595415</text:p>
          </table:table-cell>
          <table:table-cell office:value-type="float" office:value="13976411" calcext:value-type="float">
            <text:p>13976411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703861" calcext:value-type="float">
            <text:p>1703861</text:p>
          </table:table-cell>
          <table:table-cell office:value-type="float" office:value="13546303" calcext:value-type="float">
            <text:p>13546303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720543" calcext:value-type="float">
            <text:p>1720543</text:p>
          </table:table-cell>
          <table:table-cell office:value-type="float" office:value="14181079" calcext:value-type="float">
            <text:p>14181079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M <text:s/>shedding for P1 (abnormal settings, compute score but not update) shed 20% of each state buf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vent</text:p>
          </table:table-cell>
          <table:table-cell office:value-type="string" calcext:value-type="string">
            <text:p>#fullmatches</text:p>
          </table:table-cell>
          <table:table-cell office:value-type="string" calcext:value-type="string">
            <text:p>#highlatency(&gt;800us)</text:p>
          </table:table-cell>
        </table:table-row>
        <table:table-row table:style-name="ro1">
          <table:table-cell office:value-type="float" office:value="1537692" calcext:value-type="float">
            <text:p>1537692</text:p>
          </table:table-cell>
          <table:table-cell office:value-type="float" office:value="18047240" calcext:value-type="float">
            <text:p>18047240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655230" calcext:value-type="float">
            <text:p>1655230</text:p>
          </table:table-cell>
          <table:table-cell office:value-type="float" office:value="17995040" calcext:value-type="float">
            <text:p>17995040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663570" calcext:value-type="float">
            <text:p>1663570</text:p>
          </table:table-cell>
          <table:table-cell office:value-type="float" office:value="17606580" calcext:value-type="float">
            <text:p>17606580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M <text:s/>shedding for P1 (normal settings, compute score and update all the ti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vent</text:p>
          </table:table-cell>
          <table:table-cell office:value-type="string" calcext:value-type="string">
            <text:p>#fullmatches</text:p>
          </table:table-cell>
          <table:table-cell office:value-type="string" calcext:value-type="string">
            <text:p>#highlatency(&gt;800us)</text:p>
          </table:table-cell>
        </table:table-row>
        <table:table-row table:style-name="ro1">
          <table:table-cell office:value-type="float" office:value="1608906" calcext:value-type="float">
            <text:p>1608906</text:p>
          </table:table-cell>
          <table:table-cell office:value-type="float" office:value="16613114" calcext:value-type="float">
            <text:p>16613114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661964" calcext:value-type="float">
            <text:p>1661964</text:p>
          </table:table-cell>
          <table:table-cell office:value-type="float" office:value="15602666" calcext:value-type="float">
            <text:p>15602666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1542649" calcext:value-type="float">
            <text:p>1542649</text:p>
          </table:table-cell>
          <table:table-cell office:value-type="float" office:value="16578959" calcext:value-type="float">
            <text:p>16578959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M <text:s/>shedding for P1 (normal settings, compute score once and stop monitor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vent</text:p>
          </table:table-cell>
          <table:table-cell office:value-type="string" calcext:value-type="string">
            <text:p>#fullmatches</text:p>
          </table:table-cell>
          <table:table-cell office:value-type="string" calcext:value-type="string">
            <text:p>#highlatency(&gt;800us)</text:p>
          </table:table-cell>
        </table:table-row>
        <table:table-row table:style-name="ro1">
          <table:table-cell office:value-type="float" office:value="1721941" calcext:value-type="float">
            <text:p>1721941</text:p>
          </table:table-cell>
          <table:table-cell office:value-type="float" office:value="17202945" calcext:value-type="float">
            <text:p>17202945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636838" calcext:value-type="float">
            <text:p>1636838</text:p>
          </table:table-cell>
          <table:table-cell office:value-type="float" office:value="16762620" calcext:value-type="float">
            <text:p>16762620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615425" calcext:value-type="float">
            <text:p>1615425</text:p>
          </table:table-cell>
          <table:table-cell office:value-type="float" office:value="17970740" calcext:value-type="float">
            <text:p>1797074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 shedding for P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vent</text:p>
          </table:table-cell>
          <table:table-cell office:value-type="string" calcext:value-type="string">
            <text:p>#fullmatches</text:p>
          </table:table-cell>
          <table:table-cell office:value-type="string" calcext:value-type="string">
            <text:p>#highlatency(&gt;800us)</text:p>
          </table:table-cell>
        </table:table-row>
        <table:table-row table:style-name="ro1">
          <table:table-cell office:value-type="float" office:value="1706652" calcext:value-type="float">
            <text:p>1706652</text:p>
          </table:table-cell>
          <table:table-cell office:value-type="float" office:value="17809183" calcext:value-type="float">
            <text:p>17809183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666724" calcext:value-type="float">
            <text:p>1666724</text:p>
          </table:table-cell>
          <table:table-cell office:value-type="float" office:value="17697980" calcext:value-type="float">
            <text:p>17697980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663815" calcext:value-type="float">
            <text:p>1663815</text:p>
          </table:table-cell>
          <table:table-cell office:value-type="float" office:value="16896587" calcext:value-type="float">
            <text:p>16896587</text:p>
          </table:table-cell>
          <table:table-cell office:value-type="float" office:value="1168" calcext:value-type="float">
            <text:p>1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7:41:46.169572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5:43:27.883046928</meta:creation-date>
    <dc:date>2018-01-29T17:40:32.808417169</dc:date>
    <meta:editing-duration>PT55M53S</meta:editing-duration>
    <meta:editing-cycles>1</meta:editing-cycles>
    <meta:generator>LibreOffice/5.1.6.2$Linux_X86_64 LibreOffice_project/10m0$Build-2</meta:generator>
    <meta:document-statistic meta:table-count="1" meta:cell-count="65" meta:object-count="0"/>
  </office:meta>
</office:document-meta>
</file>